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1a400f" officeooo:paragraph-rsid="00164019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164019" officeooo:paragraph-rsid="00164019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officeooo:rsid="001a400f" officeooo:paragraph-rsid="00164019" style:font-size-asian="18pt" style:font-size-complex="18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4689in"/>
        </style:tab-stops>
      </style:paragraph-properties>
      <style:text-properties fo:font-size="18pt" style:text-underline-style="none" officeooo:rsid="00164019" officeooo:paragraph-rsid="00164019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none" officeooo:rsid="00168abd" officeooo:paragraph-rsid="00168abd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1a400f" officeooo:paragraph-rsid="00164019" style:font-size-asian="17.5pt" style:font-weight-asian="bold" style:font-size-complex="20pt" style:font-weight-complex="bold"/>
    </style:style>
    <style:style style:name="P7" style:family="paragraph" style:parent-style-name="Standard" style:list-style-name="L2">
      <style:paragraph-properties fo:text-align="start" style:justify-single-word="false">
        <style:tab-stops>
          <style:tab-stop style:position="1.4689in"/>
        </style:tab-stops>
      </style:paragraph-properties>
      <style:text-properties fo:font-size="16pt" style:text-underline-style="none" officeooo:rsid="00164019" officeooo:paragraph-rsid="00164019" style:font-size-asian="14pt" style:font-size-complex="16pt"/>
    </style:style>
    <style:style style:name="P8" style:family="paragraph" style:parent-style-name="Standard" style:list-style-name="L2">
      <style:paragraph-properties fo:text-align="start" style:justify-single-word="false">
        <style:tab-stops>
          <style:tab-stop style:position="1.4689in"/>
        </style:tab-stops>
      </style:paragraph-properties>
      <style:text-properties fo:font-size="16pt" style:text-underline-style="none" officeooo:rsid="00164019" officeooo:paragraph-rsid="00164019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fo:color="#999999" fo:font-size="18pt" style:text-underline-style="none" officeooo:rsid="00168abd" officeooo:paragraph-rsid="00168abd" style:font-size-asian="18pt" style:font-size-complex="18pt"/>
    </style:style>
    <style:style style:name="T1" style:family="text">
      <style:text-properties officeooo:rsid="0016401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25in" fo:margin-left="1.968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189in" fo:text-indent="-0.25in" fo:margin-left="2.218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689in" fo:text-indent="-0.25in" fo:margin-left="2.468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189in" fo:text-indent="-0.25in" fo:margin-left="2.718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689in" fo:text-indent="-0.25in" fo:margin-left="2.968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189in" fo:text-indent="-0.25in" fo:margin-left="3.218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4689in" fo:text-indent="-0.25in" fo:margin-left="3.468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189in" fo:text-indent="-0.25in" fo:margin-left="3.718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9689in" fo:text-indent="-0.25in" fo:margin-left="3.968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189in" fo:text-indent="-0.25in" fo:margin-left="4.2189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isel House Keeping Web Site</text:p>
      <text:p text:style-name="P6">Site Plan </text:p>
      <text:p text:style-name="P3">Step <text:span text:style-name="T1">2</text:span>: <text:span text:style-name="T1">Identify the Site's Target Audience</text:span></text:p>
      <text:p text:style-name="P1"/>
      <text:p text:style-name="P2">Target Audience Wants, Needs, and Expectations</text:p>
      <text:p text:style-name="P5"/>
      <text:p text:style-name="P4">The typical site visitor:</text:p>
      <text:list xml:id="list2560778762514711834" text:style-name="L2">
        <text:list-item>
          <text:p text:style-name="P7">Prefers attractive, professional-looking sites containing credible content</text:p>
        </text:list-item>
        <text:list-item>
          <text:p text:style-name="P7">Chooses sites that have easy-to-use navigation</text:p>
        </text:list-item>
        <text:list-item>
          <text:p text:style-name="P7">Favors sites that meet Web accessibility standards</text:p>
        </text:list-item>
        <text:list-item>
          <text:p text:style-name="P7">Is likely to return frequently to Web sites that include current content, testimonials, and cleaning-tips</text:p>
        </text:list-item>
        <text:list-item>
          <text:p text:style-name="P7">Expects to pay for excellent house keeping.</text:p>
          <text:p text:style-name="P7"/>
        </text:list-item>
      </text:list>
      <text:p text:style-name="P9">If limited by time or resources, fulfill top 2 or three needs and plan your site to satisfy those need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9T13:19:49.851787860</meta:creation-date>
    <dc:date>2014-09-09T13:34:35.987767300</dc:date>
    <meta:editing-duration>PT3M47S</meta:editing-duration>
    <meta:editing-cycles>3</meta:editing-cycles>
    <meta:generator>LibreOffice/4.2.6.3$Linux_X86_64 LibreOffice_project/420m0$Build-3</meta:generator>
    <meta:document-statistic meta:table-count="0" meta:image-count="0" meta:object-count="0" meta:page-count="1" meta:paragraph-count="12" meta:word-count="92" meta:character-count="580" meta:non-whitespace-character-count="504"/>
  </office:meta>
</office:document-meta>
</file>